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9.8pt" svg:y="119.57pt">
            <draw:object draw:notify-on-update-of-ranges="Sheet1.A3:Sheet1.A3 Sheet1.A4:Sheet1.A7 Sheet1.B3:Sheet1.B3 Sheet1.B4:Sheet1.B7 Sheet1.C3:Sheet1.C3 Sheet1.C4:Sheet1.C7 Sheet1.D3:Sheet1.D3 Sheet1.D4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Results in sec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yscall_lat -N 100000 XXXX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ull (getppid)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number-columns-repeated="2"/>
          <table:table-cell table:style-name="ce1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Linux:</text:p>
          </table:table-cell>
          <table:table-cell office:value-type="float" office:value="0.019459" calcext:value-type="float">
            <text:p>0.019459</text:p>
          </table:table-cell>
          <table:table-cell office:value-type="float" office:value="0.025972" calcext:value-type="float">
            <text:p>0.025972</text:p>
          </table:table-cell>
          <table:table-cell office:value-type="float" office:value="0.021183" calcext:value-type="float">
            <text:p>0.021183</text:p>
          </table:table-cell>
          <table:table-cell table:number-columns-repeated="2"/>
          <table:table-cell office:value-type="float" office:value="0.11319" calcext:value-type="float">
            <text:p>0.11319</text:p>
          </table:table-cell>
          <table:table-cell/>
        </table:table-row>
        <table:table-row table:style-name="ro1">
          <table:table-cell office:value-type="string" calcext:value-type="string">
            <text:p>Htux handler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0.003807" calcext:value-type="float">
            <text:p>0.003807</text:p>
          </table:table-cell>
          <table:table-cell table:number-columns-repeated="2"/>
          <table:table-cell office:value-type="float" office:value="0.00989" calcext:value-type="float">
            <text:p>0.00989</text:p>
          </table:table-cell>
          <table:table-cell/>
        </table:table-row>
        <table:table-row table:style-name="ro1">
          <table:table-cell office:value-type="string" calcext:value-type="string">
            <text:p>Htux Rewrite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.001795" calcext:value-type="float">
            <text:p>0.001795</text:p>
          </table:table-cell>
          <table:table-cell table:number-columns-repeated="2"/>
          <table:table-cell office:value-type="float" office:value="0.007042" calcext:value-type="float">
            <text:p>0.007042</text:p>
          </table:table-cell>
          <table:table-cell/>
        </table:table-row>
        <table:table-row table:style-name="ro1">
          <table:table-cell office:value-type="string" calcext:value-type="string">
            <text:p>Library substitution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859" calcext:value-type="float">
            <text:p>0.000859</text:p>
          </table:table-cell>
          <table:table-cell table:number-columns-repeated="2"/>
          <table:table-cell office:value-type="float" office:value="0.008934" calcext:value-type="float">
            <text:p>0.008934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7:20:12.461768958</meta:creation-date>
    <meta:generator>LibreOffice/6.1.3.1$Linux_X86_64 LibreOffice_project/a9670562c26181ec3afbe381c9ff499ae88c98b7</meta:generator>
    <dc:date>2018-12-05T19:01:51.201537998</dc:date>
    <meta:editing-duration>PT1H20M49S</meta:editing-duration>
    <meta:editing-cycles>29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3.703cm" style:legend-expansion="high" chart:style-name="ch2"/>
        <chart:plot-area chart:style-name="ch3" table:cell-range-address="Sheet1.A3:Sheet1.D7" chart:data-source-has-labels="both" svg:x="0.32cm" svg:y="0.18cm" svg:width="12.647cm" svg:height="8.64cm">
          <chartooo:coordinate-region svg:x="1.418cm" svg:y="0.379cm" svg:width="11.536cm" svg:height="7.794cm"/>
          <chart:axis chart:dimension="x" chart:name="primary-x" chart:style-name="ch4" chartooo:axis-type="auto">
            <chartooo:date-scale/>
            <chart:categories table:cell-range-address="Sheet1.A4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7" chart:label-cell-address="Sheet1.B3:Sheet1.B3" chart:class="chart:bar">
            <chart:data-point chart:repeated="4"/>
          </chart:series>
          <chart:series chart:style-name="ch8" chart:values-cell-range-address="Sheet1.C4:Sheet1.C7" chart:label-cell-address="Sheet1.C3:Sheet1.C3" chart:class="chart:bar">
            <chart:data-point chart:repeated="4"/>
          </chart:series>
          <chart:series chart:style-name="ch9" chart:values-cell-range-address="Sheet1.D4:Sheet1.D7" chart:label-cell-address="Sheet1.D3:Sheet1.D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ll (getppid)</text:p>
                <draw:g>
                  <svg:desc>Sheet1.B3:Sheet1.B3</svg:desc>
                </draw:g>
              </table:table-cell>
              <table:table-cell office:value-type="string">
                <text:p>read</text:p>
                <draw:g>
                  <svg:desc>Sheet1.C3:Sheet1.C3</svg:desc>
                </draw:g>
              </table:table-cell>
              <table:table-cell office:value-type="string">
                <text:p>writ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ux:</text:p>
                <draw:g>
                  <svg:desc>Sheet1.A4:Sheet1.A7</svg:desc>
                </draw:g>
              </table:table-cell>
              <table:table-cell office:value-type="float" office:value="0.019459">
                <text:p>0.019459</text:p>
                <draw:g>
                  <svg:desc>Sheet1.B4:Sheet1.B7</svg:desc>
                </draw:g>
              </table:table-cell>
              <table:table-cell office:value-type="float" office:value="0.025972">
                <text:p>0.025972</text:p>
                <draw:g>
                  <svg:desc>Sheet1.C4:Sheet1.C7</svg:desc>
                </draw:g>
              </table:table-cell>
              <table:table-cell office:value-type="float" office:value="0.021183">
                <text:p>0.021183</text:p>
                <draw:g>
                  <svg:desc>Sheet1.D4:Sheet1.D7</svg:desc>
                </draw:g>
              </table:table-cell>
            </table:table-row>
            <table:table-row>
              <table:table-cell office:value-type="string">
                <text:p>Htux handler</text:p>
              </table:table-cell>
              <table:table-cell office:value-type="float" office:value="0.003432">
                <text:p>0.003432</text:p>
              </table:table-cell>
              <table:table-cell office:value-type="float" office:value="0.004623">
                <text:p>0.004623</text:p>
              </table:table-cell>
              <table:table-cell office:value-type="float" office:value="0.003807">
                <text:p>0.003807</text:p>
              </table:table-cell>
            </table:table-row>
            <table:table-row>
              <table:table-cell office:value-type="string">
                <text:p>Htux Rewrite</text:p>
              </table:table-cell>
              <table:table-cell office:value-type="float" office:value="0.001793">
                <text:p>0.001793</text:p>
              </table:table-cell>
              <table:table-cell office:value-type="float" office:value="0.001814">
                <text:p>0.001814</text:p>
              </table:table-cell>
              <table:table-cell office:value-type="float" office:value="0.001795">
                <text:p>0.001795</text:p>
              </table:table-cell>
            </table:table-row>
            <table:table-row>
              <table:table-cell office:value-type="string">
                <text:p>Library substitution</text:p>
              </table:table-cell>
              <table:table-cell office:value-type="float" office:value="0.000282">
                <text:p>0.000282</text:p>
              </table:table-cell>
              <table:table-cell office:value-type="float" office:value="0.000918">
                <text:p>0.000918</text:p>
              </table:table-cell>
              <table:table-cell office:value-type="float" office:value="0.000859">
                <text:p>0.000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